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0.740833333333333cm" style:use-optimal-column-width="true"/>
    </style:style>
    <style:style style:name="co3" style:family="table-column">
      <style:table-column-properties fo:break-before="auto" style:column-width="0.994833333333333cm" style:use-optimal-column-width="true"/>
    </style:style>
    <style:style style:name="co4" style:family="table-column">
      <style:table-column-properties fo:break-before="auto" style:column-width="5.79966666666667cm" style:use-optimal-column-width="true"/>
    </style:style>
    <style:style style:name="co5" style:family="table-column">
      <style:table-column-properties fo:break-before="auto" style:column-width="10.7738333333333cm" style:use-optimal-column-width="true"/>
    </style:style>
    <style:style style:name="co6" style:family="table-column">
      <style:table-column-properties fo:break-before="auto" style:column-width="2.81516666666667cm" style:use-optimal-column-width="true"/>
    </style:style>
    <style:style style:name="co7" style:family="table-column">
      <style:table-column-properties fo:break-before="auto" style:column-width="0.783166666666667cm" style:use-optimal-column-width="true"/>
    </style:style>
    <style:style style:name="co8" style:family="table-column">
      <style:table-column-properties fo:break-before="auto" style:column-width="4.65666666666667cm" style:use-optimal-column-width="true"/>
    </style:style>
    <style:style style:name="co9" style:family="table-column">
      <style:table-column-properties fo:break-before="auto" style:column-width="4.14866666666667cm" style:use-optimal-column-width="true"/>
    </style:style>
    <style:style style:name="co10" style:family="table-column">
      <style:table-column-properties fo:break-before="auto" style:column-width="5.37633333333333cm" style:use-optimal-column-width="true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pisodi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4" table:default-cell-style-name="ce3"/>
        <table:table-column table:style-name="co11" table:number-columns-repeated="16128" table:default-cell-style-name="ce1"/>
        <table:table-row table:style-name="ro1">
          <table:table-cell office:value-type="string" table:style-name="ce2">
            <text:p>idep</text:p>
          </table:table-cell>
          <table:table-cell office:value-type="string" table:style-name="ce2">
            <text:p>gen</text:p>
          </table:table-cell>
          <table:table-cell office:value-type="string" table:style-name="ce2">
            <text:p>temp</text:p>
          </table:table-cell>
          <table:table-cell office:value-type="string" table:style-name="ce2">
            <text:p>nombretemp</text:p>
          </table:table-cell>
          <table:table-cell office:value-type="string" table:style-name="ce2">
            <text:p>cen</text:p>
          </table:table-cell>
          <table:table-cell office:value-type="string" table:style-name="ce2">
            <text:p>nombreepisodio</text:p>
          </table:table-cell>
          <table:table-cell office:value-type="string" table:style-name="ce2">
            <text:p>saga</text:p>
          </table:table-cell>
          <table:table-cell office:value-type="string" table:style-name="ce2">
            <text:p>nop</text:p>
          </table:table-cell>
          <table:table-cell office:value-type="string" table:style-name="ce2">
            <text:p>opening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kémon, te elijo a ti!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ergencia Pokémo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sh atrapa un Pokémo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reto del samurái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bate en la Ciudad Platead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efairy y la piedra lunar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s flores acuáticas de Ciudad Celeste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camino hacia la Liga Pokémo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escuela de los golpes duros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lbasaur y la aldea ocult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mander, el Pokémon perdido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quí llega el escuadrón Squirtle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sterio en el faro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petición de descarga eléctric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bate a bordo del St. Anne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naufragio Pokémo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isla de los Pokémon gigantes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a bella y la play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ntacool y Tentacruel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fantasma de Mayden's Peak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diós Butterfree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bra y el enfrentamiento Psíquico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torre del terror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unter versus Kadabr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meape se vuelve loco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fume Pokémo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esta hipnótic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última moda Pokémo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Pokémon boxeador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ltan chispas por Magnemite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plasta a esos Diglett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Poké-enfrentamiento ninj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llama Pokémon-Atho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niño Kangaskha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a leyenda de Dratini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banda de la bici del puente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misteriosa mansión de Ditto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oldado eléctrico Porygo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adiós de Pikachu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s combatientes hermanos Eevee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pierta, Snorlax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frentamiento en Ciudad Tenebros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marcha del escuadrón Exeggutor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problema con Paras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canción de Jigglypuff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ataque de los Pokémon prehistóricos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peración Chansey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grado matrimonio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 cerca y aun así tan Farfetch'd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Quién conseguirá quedarse con Togepi?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jardín misterioso de Bulbasaur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ncesa contra princes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perrrfecto héroe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caso de la travesura K-9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parazzi de Pokémo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examen final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¡Hazte Con Tod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secreto del centro de crianz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 ver si aciertas éste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ánico volcánico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rmiendo con Blastoise en la play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sty la siren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entos de Clefairy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combate de la medall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 la hora de Mr. Mime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avidades Jynx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lida de la nieve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ctáculo en el Poké-corral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solución de la evolució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Pi-Kahun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ced sitio a Gloom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es, Cámara y Cuack-ción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 al oeste, joven Meowth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Maestro de lo Onixeperado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antiguo rompecabezas de Pokémopolis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lo hasta la médul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 todo gas!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ienza la primera rond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 y hielo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sonada cuarta rond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amigo de verdad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gual amigos que enemigos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gos hasta el final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ánico en la fiesta de Paleta</text:p>
          </table:table-cell>
          <table:table-cell office:value-type="string" table:style-name="ce1">
            <text:p>El Comienz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Cancion De Pokemon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sto en el aire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gro: Poké Ball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Lapras perdido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cido para navegar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 se rebela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Onix de cristal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color rosa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mpacto caparazón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¡Lucha escénica!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diós, Psyduck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Joy de los Pokémon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iobras en Navel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 de hambre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barco de escalofrío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eowth al poder!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cey captura un insecto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nudo día libre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El combate femenino de Isla Mandarina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Por qué existís, Pokémon?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gue, pequeño Pokémon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amenaza misteriosa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sty conoce a su media naranja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tinados a tener problemas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izard congelado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guerra de los Pokémon de agua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bate por comida Pokémon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ble problema Pokémon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observador chiflado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espora paralizadora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la, Pomelo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delante, Dragonite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ivan los Lapras!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rodeo subterráneo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idos en una carpa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s Islas Nara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resurgir de una rivalidad</text:p>
          </table:table-cell>
          <table:table-cell office:value-type="string" table:style-name="ce1">
            <text:p>El Comienz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ndo Pokemon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 toquéis a ese "Dile"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s encuentros problemáticos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jugoso final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kémon rodante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lusión confusión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poder floral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inarak ataca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ubbull, la snob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pequeño gran cuerno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rescate de Chikorita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vez en luna llena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ra el silbato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ignorancia de Blissey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combate con Bellsprout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batiendo al volador con fuego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 llorar a gritos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que para aburrir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ambición ardiente de Charizard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nreíd para ganar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korita está que muerde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gos del mal tiempo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secreto del superhéroe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so y lanudo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ectado para el combate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ena caza de Quil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enaza de sequía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ltivando bonguri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huyentando a los bichos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historia de Farfetch'd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gaños en el intercambio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brigada de incendios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, gran Woop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únel a la vista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lvad al Houndour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todile, el bailón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bates ardientes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todile, el amoroso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uego sucio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rpresa en el bosque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s amigos psíquicos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Johto Journe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zadores de fortuna</text:p>
          </table:table-cell>
          <table:table-cell office:value-type="string" table:style-name="ce1">
            <text:p>Oro y Pla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o Es Pokemon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oportunidad en Ciudad Trigal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final del cuento de la lechera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ora de emisión!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curso de Pokémon bicho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lección de tipos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cos por los fósiles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ensajeros!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ío en el castillo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s Pokémon hits y una dama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combate en agua caliente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zuelo, sedal y chulito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bella y el criador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píldora más fácil de tragar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ergía a tope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patrulla de la montaña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stival de Wobbuffet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bate de imitaciones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problema con Snubbull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gos de Ariados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as cosa mala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mpeonato de Pokémon planta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ciedad manzanil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entrega especial de Houndoom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oportunidad fantasmil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fantasma en fantasma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ceremonia del té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bos brillantes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luz mágica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OSOportable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tos de amor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s termales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 congelador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s piedras robadas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s huidizos Dunsparce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bbuffet y la llave secreta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s delirios de Brock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estros de sumo Pokémon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Poké-parlante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reina de los Pokémon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te Pokémon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ock el rompecorazones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guridad eléctrica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s progresos de Bayleef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tuando con Natu-ralidad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petición de globos aeroestáticos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superhéroe del cine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Rhydon nadador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scando a los Kecleon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Joy de los Pokémon de agua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Miltank sanador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 busca de la luz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hto League Champ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oke, Machoke Machote</text:p>
          </table:table-cell>
          <table:table-cell office:value-type="string" table:style-name="ce1">
            <text:p>Oro y Pl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e Es Mi Destino</text:p>
          </table:table-cell>
          <table:table-cell table:number-columns-repeated="16375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rededor del remolin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lévame volando hasta la luna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ompañando a los Chinchou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orsola travieso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antine al agua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Octillery el marginado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éroes del duel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ombate perfecto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s Diglett cultivadores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i ho plata a gogó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misterio es historia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padre atrapado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promesa es una promesa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Noctowl salvador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rvios de Steelix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ulbasaur... el embajador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lta el Espeon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 Ho-Oh suenan los cascabeles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kémon extremo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aventura con vistas al huev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quinando un plan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udas y prohibiciones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rando a un amig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Tyrogue con muchos problemas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atu, el futur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xperimentando la evolución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ia inocente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 frío como Fred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elados para el nene y la nena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ple como sople el vient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 algunos les va el calor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maga Pokémon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cristal poderos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canción y el baile de siempre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luminados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uscando al auténtico profesor Oak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de un deseo a un estrellad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divinos extravagantes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illa un Pokémon sorpresa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litoed el animador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¡La cueva de hielo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belleza está en el interior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robo del colmill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randes bolas de fuego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ás vale ocho que nunca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Why? ¡Wynaut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bates bajo el agua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pras de luj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l del cascarón si puedes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 Entei no hay quien le venza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hazaña digna de un rey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 objetivo es Elekid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res una estrella, Larvitar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mundo de Unown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madre de todas las batallas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easel el centinela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perando la antorcha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or al estilo Pokémon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tados uno a otro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zos que unen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alor invencible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Jugando con fuego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reñido final de Johto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Ya te cogeré más tarde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ster Que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olo en Hoenn!</text:p>
          </table:table-cell>
          <table:table-cell office:value-type="string" table:style-name="ce1">
            <text:p>Oro y Pla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o En Mi</text:p>
          </table:table-cell>
          <table:table-cell table:number-columns-repeated="16375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dos en camino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uinas legendarias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 hay otro lugar como Hoenn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 hay quien venza a Taillow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trenadores panticortos!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azador furtivo!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gos de los árboles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cola muy enrollada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mansión de los Shroomish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 la boca bien llena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mordisco para recordar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tad acuáticos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alucinante brillo de Beautifly!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 la captura del Wurmple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dos a la escuela Pokémon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nando a Nosepass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secución en Devon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capitán Arenque y su Wingull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harpedo al ataque!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Qué gozada de ola!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Cuál Wurmple es el mío?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problema con muchos agujeros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 la captura del Corphish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y que salvar a Corphish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misión Mudkip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ciendo amigos con los Nuzleaf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plan de tres equipos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 para creer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eparados para los sustos de Sableye!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bate meditado!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idado con los geysers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arco abandonado!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o sí es flower power!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lvar a Wailord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anar, perder o Drew!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palmada de Spheal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secuestro de Joy!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niebla muy diferente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esta en Casa Treta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tt y Wattson</text:p>
          </table:table-cell>
          <table:table-cell office:value-type="string" table:style-name="ce1">
            <text:p>Rubi y Zafi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o Quiero Ser Un Heroe</text:p>
          </table:table-cell>
          <table:table-cell table:number-columns-repeated="16375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 que siembras es lo que recoges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or al primer vuelo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jad que los Bagon sean Bagon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princesa y el Togepi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espejismo Togepi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cándido Camerupt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dulce Skitty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zizagueante Zangoose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masiados Max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tistas y estafadores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se lo que pase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poder de la animación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 ayuda se puede ganar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 por el meteorito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moción poética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archando un bostezo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uscando a un Spinda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 Torkoal no se juega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arga Manectric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Se te ha comido la lengua el Delcatty?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disfraz del desastre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e al límite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n un Lombre en tu casa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Swablu tristón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ulpin el tragón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xploud el gritón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aila, baila Ludicolo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problema de dobles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mor al estilo Petalia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poder del equilibrio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is ataques en un sólo paquete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scutir es lo mejor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furia de los Pokémon planta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Falsas Pokéball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hiscash y Ash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o, mi futuro y el tiempo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fan con un plan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xperimentando la derrota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s perlas son las mejores amigas de Spoink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o sí que es un Swellow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forma esta casa con Shuppet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manzana de Shroomish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gos del mal tiempo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Quién viene volando?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bate de gimnasio por todo lo alto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es, Camerupt, ¡acción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unático como un Lunatone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jardín del comer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susto para recordar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kécubos, recetas y bayas!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cciones en Calagua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dvanced Challen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ciendo de juez</text:p>
          </table:table-cell>
          <table:table-cell office:value-type="string" table:style-name="ce1">
            <text:p>Rubi y Zaf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ste Sueno</text:p>
          </table:table-cell>
          <table:table-cell table:number-columns-repeated="16375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lamperl de sabiduría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Relicanth todo lo puede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guerra evolutiva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trenamiento desastroso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berad a Groudon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lucha de las leyendas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gue siendo Rocket Roll para mí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ólido como un Solrock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¡Batalla en la Isla Temblorosa! ¡Barboach VS Whiscash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estión de vanidad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Dónde está Armaldo?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Cacturne es lo peor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Claydol gigante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wile se enamora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plicad, socavad y robad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atastrofe Absol-uta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Que nieve, que nieve, que te hiele Snorunt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Me ha hablado un Ralts?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octava y el gran destino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 ocho no basta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frentamiento con Linoone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Quién, qué, cuándo, dónde, Wynaut?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Época de emparejamiento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elos y envidia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puros en Oromar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ya, baya, bocadillo de baya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orrison es el que más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robo de la copa cinta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¡Ash y Aura! ¡Las ardientes batallas de Hoenn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delante viento plata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gaño y ayuda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Fascinación por Drew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iempo de islas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Meowth salva la antorcha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alvado por el Beldum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esumiendo y ganando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hoques y vínculos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difícil decisión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ígelo o piérdelo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final del campeonato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team Intrigante!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lugar adecuado con el Mr. Mime adecuado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auténtico Cleffa de montaña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úmero uno Articuno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símbolo vida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ales a Onix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sado, duro, Jigglypuff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Arcanine en las alturas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Psyduck de lujo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licitaciones al chef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dilema de Caterpie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engaño en Azafrán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obstáculo para Squirtle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vanced Ba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sta a la vista</text:p>
          </table:table-cell>
          <table:table-cell office:value-type="string" table:style-name="ce1">
            <text:p>Rubi y Zaf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encible</text:p>
          </table:table-cell>
          <table:table-cell table:number-columns-repeated="16375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falso fantasma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lce Jaimito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 palo para el pobre Brock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rueda de la fortuna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huevo-aventura de Aura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n de semana marchoso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viejo lago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ácticas teatrales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argando electricidad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guardián del bosque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ninjas y el llorón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viaje en el tiempo cura todas las heridas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ina del sierpe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ymkhana Pokémon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rley ataca de nuevo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kémon enamorados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buskión espontánea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tando lazos de unión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cha acción y buenas vistas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y y reina por un día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enando a la marea roja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 que hice por amor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res Jynx y un bebé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blando con los Pokémon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 la segunda va la vencida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kémon Ranger! ¡El sufrimiento de Deoxys! (1)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kémon Ranger! ¡El sufrimiento de Deoxys! (2)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 es de oro todo lo que reluce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evo complot, extraños aliados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in respiración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proches e intercambios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acios chirriantes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al enemigo desde dentro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aking-Kong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ura contra Harley y Drew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chando el resto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camino a la zona de batalla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ipom y sus circunstancias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trategia mañana, esta noche comedia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elos en la jungla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súper Joy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imbatible falta de visión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anando las heridas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pandilla se reúne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final del Frente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día más de emociones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ttle Front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hogar es el punto de partida!</text:p>
          </table:table-cell>
          <table:table-cell office:value-type="string" table:style-name="ce1">
            <text:p>Rubi y Zafir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nte De Batalla</text:p>
          </table:table-cell>
          <table:table-cell table:number-columns-repeated="16375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doncella inicia viaje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triste separación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s mundos Pokémon opuestos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aya y la nueva er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prendiendo a Turtwig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ugadas diferentes para chicos diferentes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iplup: el líder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gimnasio de mentir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e Buneary tiene que ser mío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No, no me quitarás mi Poké-Reloj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laneando el debut de una coordinador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llegada de una rival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a nacido un Staravi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jádselo a Brock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s formas de las cosas futuras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a actuación difícil de superar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eltos por las calles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gilaremos a Rampardos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los escarmentados nacen los avisados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belión a bordo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delante con esa evolución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diendo un préstamo con mala fe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Steelix con determinación de acero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cinando una dulce histori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Conoces la receta de los Pokochos?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 los nervios previos al concurso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justando una cuenta de la infancia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rifloon vuela por el viento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gemelos campeones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miel encantad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del tipo planta siempre es más verde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combinación furios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isfrazados para el concurso Pokémon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e Buizel tiene que ser mío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cuentros y saludos del Alto Mando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esfera muy valios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exión de Pokémon plant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rece la familia con Happiny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archa en el barco a vapor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entrenadora de primer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entrenamiento especial de May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compañía Electrike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alicia en el país de las maravillas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Hippopotas perdido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aza mal intencionad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arreras por el laberinto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Sandshrew encerrado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¡Ash y Maya! ¡En cabeza de una nueva aventur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temprana decepción de Maya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e Corazón! ¡Allá vamos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splandor de gloria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intiendo el espíritu de equipo!</text:p>
          </table:table-cell>
          <table:table-cell office:value-type="string" table:style-name="ce1">
            <text:p>Diamante y Perl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amante y Perla</text:p>
          </table:table-cell>
          <table:table-cell table:number-columns-repeated="16375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ágrimas de mied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Érase una vez unos campos verdes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ntercambio de Pokémon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piedra base reaparece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ibarel roe mejor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etiendo las narices en la montaña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isión Luxray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confusión de los Unown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equipo de impact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racias por los recuerdos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balneario tiene una fuga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olando entre rascacielos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Juegos de arena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trategia de líder derrotad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ruzando la línea de combate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safío tres contra tres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alaxia en acción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ántico de los cascabeles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kémon Ranger el secuestro de Riolu! (1ª Parte)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kémon Ranger el secuestro de Riolu! (2ª Parte)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ruce de caminos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ika contra Goliath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copa de concurs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urso intensivo de combates dú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ienvenidos héroes al escenari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ivalidad entre amigos en un concurs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trategias y sonrisas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ladrones nunca paran de robar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him-char-muscad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os Croagunk de categoría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odo un curso de poder destructor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ambrientos de una buena vida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el miedo con mied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pasarela con estil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barrera de los Psyduck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ampamento Pokémon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cuentros cercanos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Noche de terror en el campament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equipo, dos equipos, equipo rojo, equipo azul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Team Rocket más malvado y más delgad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Jugando en un campo de nivel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Doctor Brock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atallando entre generaciones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rdiendo su lustre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greso del doble equip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monstruo de la bufanda, se va de parranda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unión con el Alto Mand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yudando al enemig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enito va montando la bronca por tod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escudo giratorio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bandono en el Team Rocket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ttle Dimen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in dormir antes de la batalla!</text:p>
          </table:table-cell>
          <table:table-cell office:value-type="string" table:style-name="ce1">
            <text:p>Diamante y Per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eremos Heroes</text:p>
          </table:table-cell>
          <table:table-cell table:number-columns-repeated="16375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n en marcha tu Rotom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estampida movida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ntiguas rencillas familiare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frentándose a defensas fuerte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uiando a un extraviado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obando paz mental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alvando al mundo desde las ruina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legría en la isla de los náufrago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ge el Phione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Otro Gabite que muerde el polvo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obando conversación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Snorunt perdido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rtando tallarine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niendo el listón muy alto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uebas de compañerismo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¡Enséñame Pokémon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Snover solitario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arado por una cuestion de amor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iejos rivales, nuevos truco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é fiel a tu propio pokemon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atallas de monada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lases de entrenamiento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 por la séptima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rabia piramidal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lumnas de amistad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tenidos en seco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niendo al límite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volucionando estrategia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rrota superada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Tangrowth sanador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cursando en el Grand Prix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rtal a las ruina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riángulo amoroso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estrategia empieza en casa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final del falso Oak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ira histórica misteriosa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safiando a una figura de altura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 que nunca se esperaría de un Togepi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huevo revuelto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 que el Valle Eólico se llevó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rival digno de Gible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estido para el éxito de Jes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batalla de dobles, y a casa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piedra para unir a la familia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gándose a quien ya sabes tú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satando la cadena roja de acontecimiento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on necesarios los tre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batalla final de leyenda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tesoro es mío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ominando las corrientes de aire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trenamiento doble para las batallas de doble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ascensión meteórica a los cielos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bates Galact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trapando a Gible!</text:p>
          </table:table-cell>
          <table:table-cell office:value-type="string" table:style-name="ce1">
            <text:p>Diamante y Perl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nto De Batalla (¡Luchar!)</text:p>
          </table:table-cell>
          <table:table-cell table:number-columns-repeated="16375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provechando la energía de casa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breviando y golpeando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maratón de rivalidad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í, Dee Dee es Maya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 escena otra vez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ira con fuego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iplup se va de casa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Fausto revive la chispa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robo de Torre Marina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señando a la maestra en prácticas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antenerse en la mejor forma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kémon Ranger: El rescate de Heatran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Alto Mando encubierto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aya, princesa por un día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 elegancia natural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frentamiento con el fiero equipo Ditto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Última llamada - Primera Ronda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oponentes se complementan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lega el final del festival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gran batalla por ganar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r el amor de Meowth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octava maravilla del mundo de Sinnoh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uatro destinos distintos en un puerto Pokémon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idos en la búsqueda del tesoro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encuentro con viejos amigos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iga desenfrenada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frentando a Polo con Benito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rabajando en un movimiento eficaz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onocimiento genera estrategia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rival más difícil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ombate que romperá el hielo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frontera de las semi-finales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prueba para Brock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s Vencedores de la Liga de Sinnoh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¡Los recuerdos están hechos de felicidad!</text:p>
          </table:table-cell>
          <table:table-cell office:value-type="string" table:style-name="ce1">
            <text:p>Diamante y Per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u Sueno Hasta El Final</text:p>
          </table:table-cell>
          <table:table-cell table:number-columns-repeated="16375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ajo la sombra de Zekrom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tran Iris y Axew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Sandile y los géiseres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lub de Combate y la elección de Tepig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íderes trillizos, triple amenaza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solar lleno de sueños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nivy se resiste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armanitan, salvador de la campana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entrenamiento de Axew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bate entre rivales por el Campeonato del Club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casa para Dwebble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brigada Trubbish al ataque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inccino limpito y aseado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noche en el museo de Ciudad Esmalte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ombate al estilo de Aloe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vancha en el Gimnasio Esmalte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craggy, nacido para ser salvaje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ewaddle y Camus en el Bosque Azulejo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venganza de una sibarita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 danza con el trío de Ducklett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mundo perdido de Gothitelle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estampida de Venipede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¡Team Rocket VS Equipo Plasma! (1ª Parte)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¡Team Rocket VS Equipo Plasma! (2ª Parte)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por amor a los Pokémon de tipo bicho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sibarita pescador en un concurso escamante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molga el irresistible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molga y el nuevo voltiocambio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ustos en la mansión de los Litwick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sendero del maestro dragón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vieira perdida de Oshawott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ttonee enamorado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ovni para Elgyem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tercer combate de Ash y Trip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frentándose al miedo con los ojos bien abiertos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ris y Excadrill contra la retadragones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trapando un Roggenrola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Adónde habéis ido, Audino?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rcheops en el mundo moderno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omento película! ¡Zorua en "La leyenda del caballero Pokémon"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encuentros y combates en Mayólica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illo contra Trip, Ash contra Georgia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razones y furia en el Combate de Club! ¡Emolga contra Sawk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final del Combate de Club! ¡Un resultado heroico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s tácticas de Meowth con Scrafty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rrloin: ¿Dulce o malicioso?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eheeyem, Duosion y el ladrón de sueños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emistad entre los Beartic de la montaña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risis en el metro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e por el metro!</text:p>
          </table:table-cell>
          <table:table-cell office:value-type="string" table:style-name="ce1">
            <text:p>Negro y Blanc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gro y Blanco</text:p>
          </table:table-cell>
          <table:table-cell table:number-columns-repeated="16375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tra Camila, la electrificante Líder de Gimnasi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e deslumbrante en el Gimnasio Mayólica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rdidos en la caza de sellos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sh contra el Campeón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musical Maractus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s cuatro estaciones de Sawsbuck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craggy y la Gothita caprichosa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Deino solitari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poderoso Accelguardián al rescate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llamada de amor fraternal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teniendo la furia de las leyendas! (1ª Parte)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teniendo la furia de las leyendas! (2ª Parte)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contra el Rey de las Minas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oblemas en la Cueva Electrorroca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mocionante evolución por intercambi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exploradores de las Ruinas del Héroe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contra el chulit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sconcertando a los Bouffalant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illo alza el vuel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impresionante combate aére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calando la torre del éxit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ienza el Clubombaz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untuando para la final del Clubombaz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lubombazo a tope de emoción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mponiendo la corona del Clubombaz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a los ladrones de hojas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¡Confrontación por clonación! (1ª Parte)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¡Confrontación por clonación! (2ª Parte)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volución bajo fueg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otegiendo al Guardián de la Montaña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ecaución: gélidas condiciones de combate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flicto entre sibaritas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risis en Investigaciones Ferroseed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Fuerzas defensivas de leyenda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ock and roll en el Gimnasio Hormigón! (1ª Parte)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ock and roll en el Gimnasio Hormigón! (2ª Parte)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odo por el amor de Meloetta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iplup, Pansage y un encuentro de los viejos tiempos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xpedición a Isla Onix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misterio del Cubchoo perdid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ris y el Dragonite solitari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 empujón limpio por la Copa Júnior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de nuevo contra la autoridad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sh, Iris y Trip: y quedaron tres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diós, Copa Júnior - Hola, aventura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amino a Ciudad Marga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flicto en jardín de infancia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eloetta y el templo submarin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supervivencia de Teselia en peligro!</text:p>
          </table:table-cell>
          <table:table-cell office:value-type="string" table:style-name="ce1">
            <text:p>Negro y Blan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stinos Rivales</text:p>
          </table:table-cell>
          <table:table-cell table:number-columns-repeated="16375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ellezas combatiendo por orgullo y prestigio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¡Equipo de batalla de dobles tierra aire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greso a la aldea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irio contra Iris: pasado, presente y futuro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equipo Eevee y la Brigada de rescate Pokémon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rriba el telón, Liga de Teselia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isión: derrotar a tu rival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rdido en la Liga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trategia fuerte, espectáculo asegurado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arma secreta de Cameron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volución en la Liga de Teselia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Nuevos lugares, rostros familiares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u nombre es N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ay un nuevo Líder de Gimnasio en la ciudad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plot poder Pokémon del Equipo Plasma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luz del Rancho Ocre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alvando a Braviary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patrulla portuaria Pokémon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alor de un reencuentro al rojo vivo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Equipo Plasma manipula a los Pokémon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ecretos que salen de la niebla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eowth, Acromo y Equipos rivales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sh y N: un choque de ideales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Equipo Plasma y la ceremonia del despertar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 que hay tras la verdad y los ideales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diós, Teselia! ¡Zarpando hacia nuevas aventuras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ligro, dulce como la miel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illo y el caso del Purrloin testigo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ronando al Rey de la Vieira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isla de los espejismos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trapando a un Rotom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piratas de Decoloras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utterfree y yo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sendero que conduce al adiós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 busca de un deseo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ovni de la Isla Gigantia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reportera de otra región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misterio de la isla desierta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Pokémon de un color diferente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celebración del Cometa del Héroe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amos, Gogoat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orprendente unión al Team Rocket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supervivencia del Gimnasio Gres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ucha suerte hasta que volvamos a vernos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venturas en 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sueño continúa!</text:p>
          </table:table-cell>
          <table:table-cell office:value-type="string" table:style-name="ce1">
            <text:p>Negro y Blanc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u y Yo Seremos</text:p>
          </table:table-cell>
          <table:table-cell table:number-columns-repeated="16375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Kalos, donde empiezan los sueños y las aventura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rsecución en Ciudad Luminali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bate de movilidad aére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amistad de auténtico impacto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tempestuoso combate de gimnasio en Novarte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sobre una capa de hielo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rsecución en las carreras de Rhyhorn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inando a Furfrou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em tiene un secreto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Mega-Mega-Meowth de loco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bosque de bambú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trapar a un contrabandista Pokémon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aos en el cole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fugiándose de la torment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petito de combate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intercambio electrizante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abiduría ninja a raudale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spertando al gigante dormido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spiración derrotad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anando títulos en el bastión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óximamente en Poké-visión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ras el dorado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olviendo al frío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lugar submarino llamado hogar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calando muro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ombate más dulce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uscando una flor had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vínculos de la evolución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 héroes-amigos e impostore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egarrevelacione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cueva de las prueba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ura tormentos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lamando desde más allá del aur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vínculos de la megaevolución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ampeón del bosque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es en el aire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Cueva de los Reflejo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aciendo amigos en el bosque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erano de descubrimiento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s superproducciones del tercer dí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orientación Pokémon neblinos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por el Hall de la Fam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orígenes de la megaevolución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hora de la verdad en el Gimnasio Yantr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iscusiones tonta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torpe llorón acaba con el cao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oñando el sueño de una estrella Pokémon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encuentro en el campus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lem por la defensa!</text:p>
          </table:table-cell>
          <table:table-cell office:value-type="string" table:style-name="ce1">
            <text:p>XY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Cancion De Pokemon (XY)</text:p>
          </table:table-cell>
          <table:table-cell table:number-columns-repeated="16375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 camino a una actuación en equipo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uando colisionan la luz y la oscuridad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desafío sigiloso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carrera por la vuelta a cas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frentándose al grandioso plan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encuentro muy baboso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para Goomy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rritiendo un pánico helador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Pokémon de tipo planta más verdes del hogar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ajo el árbol de la promes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but en el gran espectáculo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oasis de esperanz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determinación alumbra nuestro camino hacia el futuro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encrucijada! ¡La separación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con elegancia y una gran sonris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gran entrenamiento entre buenos amigos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frentándose a la oscuridad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momento de la verdad en Luminali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megavínculo de Garchomp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fendiendo la tierra natal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ás allá del arcoíris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sí que tienes un mal dí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ospitalidad tétric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bate muy glamuroso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tratagema de tipo had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ivales: hoy y mañan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ienzo no muy volador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arrera aérea de relevos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rsecución frenética en la fábric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actuación con mucho encanto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deseo de Rotom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fiesta del intercambio! ¿Fiesta de despedida?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ravesía por la montaña nevad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iviendo aventuras haciendo recados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anando un espíritu quebrado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sesión de fotos legendari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cuidadora pequeñina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viaje subterráneo en el tren de los recuerdos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hallazgo bailarín entre las flores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nspirándose con la batalla de dobles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actuación con concurso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stino nublado, futuro brillante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Y - Expediciones en 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irando hacia el futuro!</text:p>
          </table:table-cell>
          <table:table-cell office:value-type="string" table:style-name="ce1">
            <text:p>X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¡Se Un Heroe!</text:p>
          </table:table-cell>
          <table:table-cell table:number-columns-repeated="16375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 la A a la Z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co de amor por Eevee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gigabatalla con megarresultados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feroz rito de iniciación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ueña un ratito conmigo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leyenda del héroe ninj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festival de decisiones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baile del debut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cuentro en la Cueva Desenlace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conexión celular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encuentro barrido por el viento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fiesta de la danz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encuentro de dos viajes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operación explosiv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 la búsqueda de agu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igiendo para la Clase Maestr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furia electrizante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briendo puertas a la admiración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ienza la Clase Maestr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reografiando un camino hacia el futuro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r favor, cásate con mi hermanito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a todo volumen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prueba de la sincronización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aciendo amigos y espantando a los enemigos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bate de investigación con la Campeon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bate sorpresa a toda potenci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ran granizada sobre el campo de batalla helado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árboles no te dejan ver el bosque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odo un rompehielos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diamante en bruto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sinfín de artilugios grandiosos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liga propi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valiosa experiencia para todos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nálisis versus pasión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rivalidad fascinante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Team Flare visita la apasionante Liga de Kalos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final no apta para cobardicas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final apasionante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toma de poder por todo lo alto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struyendo sueños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héroe perfecto para el trabajo perfecto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ovilizando las defensas de Kalos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Formando la unión perfect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mpezando a partir de cero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primer día del resto de tu vid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frontando las necesidades de la mayoría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Y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asta que volvamos a competir!</text:p>
          </table:table-cell>
          <table:table-cell office:value-type="string" table:style-name="ce1">
            <text:p>X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y Un Ganador</text:p>
          </table:table-cell>
          <table:table-cell table:number-columns-repeated="16375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lola a nuevas aventuras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recorrido del espíritu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argando la Dex...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imera captura en Alola, al estilo Ketchum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res hurras para Popplio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compra de comida muy movidita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or eso Litten es un ladronzuelo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emocionante desafío del huevo de Lylia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uperar a un dominante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ueba y decepción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granja de Kiawe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ol, sustos y nueva base secreta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carrera por un gran acontecimiento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mpezando a conocernos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en la Colina Huellazarpas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iajando en superglobo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investigación transparente como el cristal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búsqueda de temporada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revancha del guardián de la isla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omesas de compañeros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viaje termina, otro comienza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escalofriante búsqueda de la pala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olviendo a reunir al grupo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ía de puertas abiertas en Alola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leílla entre equipos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asta la vista, Chris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rival de mirada penetrante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nzamiento de la bola rasa en béisbol Pokémon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rrullados hasta el reino de los sueños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ntercambio de Pokémon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susurradora de la isla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úsqueda del tesoro al estilo de Akala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gran y pequeño pececillo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ronando el momento de la verdad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urriándose el favor y el sabor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uebas y determinaciones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surgiendo de las ruinas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senmascarando a Mimikyu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ulú y el maestro del bosque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lobos, Brionne y beligerancia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carrera con una carga electrizante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lola, Kanto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ol y 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es entre regiones!</text:p>
          </table:table-cell>
          <table:table-cell office:value-type="string" table:style-name="ce1">
            <text:p>Sol y Lun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ajo El Sol De Alola</text:p>
          </table:table-cell>
          <table:table-cell table:number-columns-repeated="16375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sueño de encuentros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hora los ves, ahora n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s apariencias engañan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advertencia enmascarada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noche de las mil poses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isión: recuerdo total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venganza de Fabi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terminación familiar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revelación de una leyenda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scatando a los controlados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¡Miles de gigarazones por las que luchar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nueva aventura de los profesores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jad que duerman los Pokémon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otomDex se mete en líos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teniendo las lágrimas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sabor agridulce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ando un salto en la competición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misión ultraurgente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portándose de una forma adecuada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chando fuego a más no poder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¡Ash y Passimian! ¡¡Un touchdown de amistad!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spertando admiración y entrenando dur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olpeando con Esquema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mor a la primera pirueta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xperiencia real de trabaj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spega y brilla, nave estelar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juventud ardiente contraataca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trapando a Nereida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dulzando lo ácid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siguiendo una Pulsera Z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s pruebas del tipo dur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Pokémon un tanto perezos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bate de armas tomar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analizando la furia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tardos y chispas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luvia de amor en el mund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otegiendo la cueva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nuevo Enmascarado pisa el cuadriláter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 único que quieren es bailar sin parar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obo, has encogido a los niños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ibujando con mucho amor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gran salto de plinto a casa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e elijo a ti, paraís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apando la luz con oscuridad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olgaleo y Lunala en peligr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prisma entre luz y oscuridad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segurando el futuro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ikachu a tutiplén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ltraaventu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ntercambiando la máscara!</text:p>
          </table:table-cell>
          <table:table-cell office:value-type="string" table:style-name="ce1">
            <text:p>Sol y Lun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jo La Luna De Alola</text:p>
          </table:table-cell>
          <table:table-cell table:number-columns-repeated="16375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yliana y la var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casa encantada para cada uno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fusión chispeante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tufful, el pequeñajo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No dejar piedra sobre piedr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uces, acción y grandes cambio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evee, sabemos a dónde va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contra el ente interior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mistades paralela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lola, Alol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razón de fuego, corazón de piedr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nvestigación isleña con sabor picante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frentamiento en Poni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nvestigación de la evolución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rred, héroes, corred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cuerdos en la niebl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gran debut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ojos en la pelot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iendo metal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amistad de Meltan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omentos mágiko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belleza está en el cristal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jefe destructor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princesa secret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s cosas del viento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spirando a la planta más alt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despertar a toda velocidad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Kyogre al que dejé ir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receta para el éxito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piando para el jefazo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gaño en el campamento de entrenamiento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iviendo al filo de la navaj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encuentro en el tiempo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emocionante aventura de Pikachu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ersiguiendo recuerdos, creando sueño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tacantes y defensores de la Lig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attle Royal 151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pitiendo con amigo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ampo de batalla de la verdad y el amor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imitación es la mejor de las estrategia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es alado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 camino a las semifinale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cuatro finalista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mbatiendo con ir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 sensato es no huir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ivales en las finale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Ya tenemos campeón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uelo de movimientos Z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xhibición sin máscar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bate completo de recompens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orpresas llameante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Movimientos Z deslumbrantes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ueños "Sol y Luna"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ltraleyen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Gracias, Alola! ¡Y el viaje continúa!</text:p>
          </table:table-cell>
          <table:table-cell office:value-type="string" table:style-name="ce1">
            <text:p>Sol y Lu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l Reto Habra Que Asumir</text:p>
          </table:table-cell>
          <table:table-cell table:number-columns-repeated="16375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ociendo a Pikachu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¿Leyenda? ¡Adelante! ¿Amigos? ¡Adelante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torre misteriosa de los Ivysaur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nociendo a Scorbunny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fenómeno Dinamax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Y luego volveré a por Mew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torneo de la Copa Flauta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Carrera Iceberg de Sinnoh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 busca de una leyenda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xperiencia en el paraíso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mejor amigo... la peor pesadilla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splandor de titanes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scendiendo para ser el mejor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ncursión en las ruinas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Búsqueda en un día nevado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maldición escalofriante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ateando como si no hubiera un mañana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stino coronación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alento para la imitación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 lo que están hechos los sueños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uidando a un misterio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diós, amigo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ánico en el parque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Vacaciones para el Team Rocket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encuentro en el festival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altos de altura por la corona! / ¡La coronación de Slowking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aciéndose más fuertes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obble, el llorica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Nuevo compañero en la ciudad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raicionado, enfadado y celoso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coeficiente de monería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 un tiempo a otro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ntercambiar, prestar y robar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olitaria y amenazadora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rapar... ¿Un qué?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ibrando combates en la arena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a vieja y nueva pandilla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lonación y renovación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Octobloqueo en el gimnasio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incursión chisporroteante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prendiendo a traducir a Pikachu! / ¡Enterrado hasta el cuello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pada y Escudo: el Bosque Oniria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pada y Escudo: la Negra Noche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pada y Escudo: de aquí a Eternatus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pada y Escudo: el despertar de las leyendas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bate de lo más inesperado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oronando al devorador de comida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j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ntercambio con "casi Pikachu"!</text:p>
          </table:table-cell>
          <table:table-cell office:value-type="string" table:style-name="ce1">
            <text:p>Viajes Pokem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l Viaje Empieza Aqui</text:p>
          </table:table-cell>
          <table:table-cell table:number-columns-repeated="16375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trenar o no entrenar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hueso de aquí, un hueso de allá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Pruebas para un futuro maestro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ómo hacer que se vayan de la granja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anando al sanador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obble espía una estrategia sigilosa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Cuento del Bosque Lumirinto y tú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 busca de la caballería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ecuerdos de una cálida bondad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odando sin control! / ¡Carrera hacia la meta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verdadero hogar de Grookey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ás allá de la caballería... ¡Aspirando a ser Maestro Puerro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iempre a su servicio con una sonrisa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Juntos, pero separados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 tierra, en el mar, y hacia el futuro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bsolver a Absol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uelo feroz entre titanes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noche revela su color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tectives en acción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consejando a Goh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Haciendo recados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levaos a mi ladrón, porfi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salto hacia el sueño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ntercambio de Pokémon bajo tierra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trenando... al líder de la banda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l anochecer... pesadillas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uz de una noche de verano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 tope, a más no poder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Superemocionante desde el impactante comienzo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Detective Drizzile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Noche y día, dos en uno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a prueba de las escamas doradas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cos por el azul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dulce sabor del combate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strella nocturna, estrella voladora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a aventura de megaproporciones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Tercer combate contra Judith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combate mega contra max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Rompiendo el hielo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A por la segunda ficha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Los portales de la distorsión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ajes Maes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nfrentamiento en los portales de la distorsión!</text:p>
          </table:table-cell>
          <table:table-cell office:value-type="string" table:style-name="ce1">
            <text:p>Viajes Pokemo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l Viaje Sin Final</text:p>
          </table:table-cell>
          <table:table-cell table:number-columns-repeated="16375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tren espectral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sinuoso camino hacia la grandeza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nombre lo dice todo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desamor de Heracross y el amor de Pinsir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El bueno, el malo y el afortunado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Iluminando el camino a casa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¡Un sabor en evolución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Fuera de sus elementos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Combatiendo a la undécima potencia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Encuentro con el monarca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Un portento con una sola baqueta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Luchando en el incursión congelante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El futuro es ahora, gracias a la estrategia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Tomando dos para el equipo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Reunión por primera vez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La radio calmó a las estrellas malvadas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Hermano mayor al rescate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Atrapando el aura del destino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Aspirando a los ocho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¡Reduciendo el grupo de rastreadores!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25" table:style-name="ce1">
            <text:p>122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26" table:style-name="ce1">
            <text:p>1226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27" table:style-name="ce1">
            <text:p>1227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28" table:style-name="ce1">
            <text:p>1228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29" table:style-name="ce1">
            <text:p>1229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30" table:style-name="ce1">
            <text:p>123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31" table:style-name="ce1">
            <text:p>1231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32" table:style-name="ce1">
            <text:p>1232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33" table:style-name="ce1">
            <text:p>1233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34" table:style-name="ce1">
            <text:p>1234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35" table:style-name="ce1">
            <text:p>123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36" table:style-name="ce1">
            <text:p>1236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ajes Definitivos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Viajes Pokem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unto a Ti</text:p>
          </table:table-cell>
          <table:table-cell table:number-columns-repeated="16375"/>
        </table:table-row>
        <table:table-row table:style-name="ro3">
          <table:table-cell office:value-type="float" office:value="1237" table:style-name="ce1">
            <text:p>1237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3">
            <text:p>Desconocido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table:number-columns-repeated="16375"/>
        </table:table-row>
        <table:table-row table:number-rows-repeated="10473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phpMyAdmin 5.0.2</meta:initial-creator>
    <dc:creator>David CM</dc:creator>
    <meta:creation-date>2020-12-26T11:59:28Z</meta:creation-date>
    <dc:date>2023-01-14T16:33:50Z</dc:date>
  </office:meta>
</office:document-meta>
</file>